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60000006E6A5343A3.png"/>
  <manifest:file-entry manifest:media-type="" manifest:full-path="Pictures/200000060000239300002D7B16AFA8F3.wmf"/>
  <manifest:file-entry manifest:media-type="" manifest:full-path="Pictures/2000000700001E2800001E090E31D7F9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de3of9" svg:font-family="Code3of9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text-properties fo:language="es" fo:country="CO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 Narrow" style:font-name-complex="Arial Narrow"/>
    </style:style>
    <style:style style:name="P5" style:family="paragraph" style:parent-style-name="Standard">
      <style:paragraph-properties fo:text-align="justify" style:justify-single-word="false"/>
      <style:text-properties style:font-name="Arial Narrow" fo:language="pt" fo:country="BR" style:font-name-complex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 fo:font-weight="bold" style:font-weight-asian="bold" style:font-name-complex="Arial Narrow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margin-left="1.1252in" fo:margin-right="0in" fo:text-align="justify" style:justify-single-word="false" fo:text-indent="-1.1252in" style:auto-text-indent="false"/>
    </style:style>
    <style:style style:name="P9" style:family="paragraph" style:parent-style-name="Standard">
      <style:paragraph-properties fo:margin-left="1.1252in" fo:margin-right="0in" fo:text-align="justify" style:justify-single-word="false" fo:text-indent="-1.1252in" style:auto-text-indent="false"/>
      <style:text-properties style:font-name="Arial Narrow" fo:font-weight="bold" style:font-weight-asian="bold" style:font-name-complex="Arial Narrow" style:font-weight-complex="bold"/>
    </style:style>
    <style:style style:name="P10" style:family="paragraph" style:parent-style-name="Standard">
      <style:paragraph-properties fo:margin-left="1.1252in" fo:margin-right="0in" fo:text-align="justify" style:justify-single-word="false" fo:text-indent="-1.1252in" style:auto-text-indent="false"/>
      <style:text-properties style:font-name="Arial Narrow" style:font-name-complex="Arial Narrow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center" style:justify-single-word="false"/>
      <style:text-properties style:font-name="Arial Narrow" fo:language="pt" fo:country="BR" fo:font-weight="bold" style:font-weight-asian="bold" style:font-name-complex="Arial Narrow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 Narrow" fo:font-size="12pt" fo:language="pt" fo:country="BR" fo:font-weight="bold" style:font-size-asian="12pt" style:font-weight-asian="bold" style:font-name-complex="Arial Narrow" style:font-size-complex="12pt" style:font-weight-complex="bold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-1in"/>
          <style:tab-stop style:position="-0.5in"/>
          <style:tab-stop style:position="0.2945in"/>
          <style:tab-stop style:position="3.0689in" style:type="center"/>
        </style:tab-stops>
      </style:paragraph-properties>
    </style:style>
    <style:style style:name="P15" style:family="paragraph" style:parent-style-name="Standard" style:master-page-name="Standard">
      <style:paragraph-properties fo:text-align="end" style:justify-single-word="false" style:page-number="auto" fo:break-before="page">
        <style:tab-stops>
          <style:tab-stop style:position="1.0311in"/>
        </style:tab-stops>
      </style:paragraph-properties>
      <style:text-properties style:font-name="Arial Narrow" style:font-name-complex="Arial Narrow"/>
    </style:style>
    <style:style style:name="P16" style:family="paragraph" style:parent-style-name="Standard">
      <style:paragraph-properties fo:text-align="center" style:justify-single-word="false"/>
    </style:style>
    <style:style style:name="T1" style:family="text">
      <style:text-properties style:font-name="Arial Narrow" fo:font-size="9pt" fo:language="pt" fo:country="BR" style:font-size-asian="9pt" style:font-name-complex="Arial" style:font-size-complex="9pt"/>
    </style:style>
    <style:style style:name="T2" style:family="text">
      <style:text-properties style:font-name="Arial Narrow" fo:font-size="22pt" fo:language="pt" fo:country="BR" style:font-size-asian="22pt" style:font-name-complex="Arial Narrow" style:font-size-complex="22pt"/>
    </style:style>
    <style:style style:name="T3" style:family="text">
      <style:text-properties style:font-name="Arial Narrow" style:font-name-complex="Arial Narrow"/>
    </style:style>
    <style:style style:name="T4" style:family="text">
      <style:text-properties style:font-name="Arial Narrow" fo:font-weight="bold" style:font-weight-asian="bold" style:font-name-complex="Arial Narrow" style:font-weight-complex="bold"/>
    </style:style>
    <style:style style:name="T5" style:family="text">
      <style:text-properties style:font-name="Code3of9" fo:font-size="22pt" fo:language="pt" fo:country="BR" style:font-size-asian="22pt" style:font-name-complex="Code3of9" style:font-size-complex="22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language="pt" fo:country="B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2">MEMORANDO</text:p>
      <text:p text:style-name="P11"><text:span text:style-name="Fuente_20_de_20_párrafo_20_predeter.1"><text:span text:style-name="T2"><text:s/></text:span></text:span><text:span text:style-name="Fuente_20_de_20_párrafo_20_predeter.1"><text:span text:style-name="T5">**RAD_S**</text:span></text:span></text:p>
      <text:p text:style-name="P14"><text:span text:style-name="Fuente_20_de_20_párrafo_20_predeter.1"><text:span text:style-name="T6"><text:tab/><text:tab/>*DEP_SIGLA* - *RAD_S*</text:span></text:span></text:p>
      <text:p text:style-name="P13"/>
      <text:p text:style-name="P13"/>
      <text:p text:style-name="P5"/>
      <text:p text:style-name="P3"><text:span text:style-name="Fuente_20_de_20_párrafo_20_predeter.1"><text:span text:style-name="T3">Ciudad, *F_RAD_S*</text:span></text:span></text:p>
      <text:p text:style-name="P7"/>
      <text:p text:style-name="P3"><text:span text:style-name="Fuente_20_de_20_párrafo_20_predeter.1"><text:span text:style-name="T4">PARA: <text:s text:c="2"/></text:span></text:span><text:span text:style-name="Fuente_20_de_20_párrafo_20_predeter.1"><text:span text:style-name="T3">Tratamiento Nombre, Cargo Funcional</text:span></text:span></text:p>
      <text:p text:style-name="P9"/>
      <text:p text:style-name="P8"><text:span text:style-name="Fuente_20_de_20_párrafo_20_predeter.1"><text:span text:style-name="T4">DE: <text:s text:c="8"/></text:span></text:span><text:span text:style-name="Fuente_20_de_20_párrafo_20_predeter.1"><text:span text:style-name="T3">Área o Dependencia <text:s/></text:span></text:span></text:p>
      <text:p text:style-name="P10"/>
      <text:p text:style-name="P3"><text:span text:style-name="Fuente_20_de_20_párrafo_20_predeter.1"><text:span text:style-name="T4">ASUNTO:</text:span></text:span><text:span text:style-name="Fuente_20_de_20_párrafo_20_predeter.1"><text:span text:style-name="T3"> Constituye <text:s/>la síntesis del tema del memorando, expresada máximo en cuatro palabras, con mayúscula inicial.</text:span></text:span></text:p>
      <text:p text:style-name="P4"/>
      <text:p text:style-name="P4"/>
      <text:p text:style-name="P3"><text:span text:style-name="Fuente_20_de_20_párrafo_20_predeter.1"><text:span text:style-name="T3">Texto: Se inicia a tres o cuatro interlineas del ASUNTO, contra el margen izquierdo. Se deja una interlinea entre renglones y dos entre párrafos. </text:span></text:span><text:span text:style-name="Fuente_20_de_20_párrafo_20_predeter.1"><text:span text:style-name="T4">Memorando: Comunicación escrita de carácter interno que se utiliza para transmitir información, orientaciones y pautas a las dependencias locales, regionales o nacionales</text:span></text:span><text:span text:style-name="Fuente_20_de_20_párrafo_20_predeter.1"><text:span text:style-name="T3">. El memorando no se dirige a un grupo, <text:s/>es personalizado.</text:span></text:span></text:p>
      <text:p text:style-name="P4"/>
      <text:p text:style-name="P4">Su redacción es clara, breve, directa, sencilla y cortes. Se expresa en primera persona del singular o del plural. Se usa en lo posible un tema por memorando. Es importante que no presente errores técnicos, ortográficos, gramaticales o de puntuación. La presentación debe ser impecable, sin borrones ni repisados. En los memorandos se utiliza el tratamiento de usted.</text:p>
      <text:p text:style-name="P4"/>
      <text:p text:style-name="P4">Despedida: se escribe <text:s/>a dos interlineas del texto. Puede ser con una expresión breve seguida de coma (,) o con frase de cortesía terminada en punto (.), así,</text:p>
      <text:p text:style-name="P4">Atentamente,</text:p>
      <text:p text:style-name="P4">Agradecemos el estricto cumplimiento a esta disposición.</text:p>
      <text:p text:style-name="P4"/>
      <text:p text:style-name="P4"/>
      <text:p text:style-name="P4">Firma</text:p>
      <text:p text:style-name="P6">Nombre del firmante</text:p>
      <text:p text:style-name="P4">Cargo Funcional</text:p>
      <text:p text:style-name="P4"/>
      <text:p text:style-name="P4"><text:soft-page-break/>Anexos: <text:s/>Dos <text:s/>(15 hojas)</text:p>
      <text:p text:style-name="P4">Copia: Tratamiento nombre, cargo funcional</text:p>
      <text:p text:style-name="P4">Proyectó: (Nombre completo de quien proyecta)</text:p>
      <text:p text:style-name="P3">Revisó: <text:s text:c="2"/>(Nombre competo de quien Revis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de3of9" svg:font-family="Code3of9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2" fo:widows="2" fo:hyphenation-ladder-count="no-limit" style:vertical-align="baseline" style:writing-mode="lr-tb"/>
      <style:text-properties style:use-window-font-color="true" style:font-name="Times New Roman" fo:font-size="12pt" fo:language="es" fo:country="ES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-1in"/>
          <style:tab-stop style:position="-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665in" fo:margin-bottom="0.0417in" fo:text-indent="-0.5in" style:auto-text-indent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Liberation Serif" fo:font-size="12pt" fo:language="es" fo:country="CO" style:letter-kerning="true" style:font-name-asian="Arial" style:font-size-asian="12pt" style:font-name-complex="Liberation Serif" style:font-size-complex="12pt" style:language-complex="ar" style:country-complex="SA" fo:hyphenate="false" fo:hyphenation-remain-char-count="2" fo:hyphenation-push-char-count="2"/>
    </style:style>
    <style:style style:name="Lista1" style:family="paragraph" style:parent-style-name="Text_20_body"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Encabezado1" style:family="paragraph" style:parent-style-name="Normal1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ie_20_de_20_página1" style:display-name="Pie de página1" style:family="paragraph" style:parent-style-name="Normal1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Normal1">
      <style:text-properties style:font-name="Tahoma" fo:font-size="8pt" style:font-size-asian="8pt" style:font-name-complex="Tahoma" style:font-size-complex="8pt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1">
      <style:text-properties fo:color="#800080" style:text-underline-style="solid" style:text-underline-width="auto" style:text-underline-color="font-color"/>
    </style:style>
    <style:style style:name="Encabezado_20_Car" style:display-name="Encabezado Car" style:family="text" style:parent-style-name="Fuente_20_de_20_párrafo_20_predeter.1"/>
    <style:style style:name="Pie_20_de_20_página_20_Car" style:display-name="Pie de página Car" style:family="text" style:parent-style-name="Fuente_20_de_20_párrafo_20_predeter.1"/>
    <style:style style:name="Texto_20_de_20_globo_20_Car" style:display-name="Texto de globo Car" style:family="text" style:parent-style-name="Fuente_20_de_20_párrafo_20_predeter.1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Header">
      <style:text-properties fo:language="es" fo:country="CO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>
      <style:text-properties fo:language="pt" fo:country="B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925in" fo:margin-bottom="0.3543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6307in" fo:margin-left="0in" fo:margin-right="0in" fo:margin-top="0.591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9846in" fo:margin-bottom="0.9846in" fo:margin-left="1.1811in" fo:margin-right="1.1811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4" text:anchor-type="char" svg:x="-0.0134in" svg:y="0.0701in" svg:width="0.722in" svg:height="0.7866in" draw:z-index="1"><draw:image xlink:href="Pictures/200000060000239300002D7B16AFA8F3.wmf" xlink:type="simple" xlink:show="embed" xlink:actuate="onLoad"/></draw:frame><draw:frame draw:style-name="Mfr1" draw:name="graphics5" text:anchor-type="char" svg:x="4.6291in" svg:y="0.078in" svg:width="1.6126in" svg:height="0.8402in" draw:z-index="3"><draw:image xlink:href="Pictures/10000000000000D60000006E6A5343A3.png" xlink:type="simple" xlink:show="embed" xlink:actuate="onLoad"/></draw:frame></text:p>
        <text:p text:style-name="Header"/>
        <text:p text:style-name="Header"/>
        <text:p text:style-name="Header"><text:tab/></text:p>
        <text:p text:style-name="MP2"/>
      </style:header>
      <style:footer>
        <text:p text:style-name="MP3"><draw:frame draw:style-name="Mfr1" draw:name="graphics1" text:anchor-type="char" svg:x="0.0374in" svg:y="0.0764in" svg:width="0.8728in" svg:height="0.6957in" draw:z-index="5"><draw:image xlink:href="Pictures/2000000700001E2800001E090E31D7F9.wmf" xlink:type="simple" xlink:show="embed" xlink:actuate="onLoad"/></draw:frame></text:p>
        <text:p text:style-name="MP3">Calle 1 Nº 8-2 <text:s/>(Bogotá – Colombia)</text:p>
        <text:p text:style-name="MP3"><text:span text:style-name="MT1">Pagina Web http:// www.orfeogpl.org</text:span></text:p>
        <text:p text:style-name="Pie_20_de_20_página1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Código de la dependencia # </dc:title>
    <meta:initial-creator>Lina</meta:initial-creator>
    <meta:creation-date>2011-05-03T14:32:00</meta:creation-date>
    <dc:creator>Orfeo Pg</dc:creator>
    <dc:date>2012-12-16T23:26:33</dc:date>
    <meta:editing-cycles>4</meta:editing-cycles>
    <meta:editing-duration>PT574H12M34S</meta:editing-duration>
    <meta:generator>OpenOffice.org/3.1$Linux OpenOffice.org_project/310m19$Build-9420</meta:generator>
    <meta:document-statistic meta:table-count="0" meta:image-count="3" meta:object-count="0" meta:page-count="2" meta:paragraph-count="22" meta:word-count="220" meta:character-count="1479"/>
  </office:meta>
</office:document-meta>
</file>